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643cm" svg:height="1.877cm" svg:x="7.84cm" svg:y="12.192cm">
          <text:p/>
          <draw:enhanced-geometry svg:viewBox="0 0 21600 21600" draw:text-areas="800 800 20800 20800" draw:mirror-horizontal="false" draw:mirror-vertical="false" draw:type="round-rectangular-callout" draw:modifiers="2548.86535552194 28431.94888178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1" draw:layer="layout" svg:width="1.35cm" svg:height="0.211cm" svg:x="8.233cm" svg:y="12.565cm">
          <text:p/>
        </draw:rect>
        <draw:rect draw:style-name="gr2" draw:text-style-name="P1" draw:layer="layout" svg:width="1.811cm" svg:height="0.211cm" svg:x="8.234cm" svg:y="12.988cm">
          <text:p/>
        </draw:rect>
        <draw:rect draw:style-name="gr2" draw:text-style-name="P1" draw:layer="layout" svg:width="1.811cm" svg:height="0.212cm" svg:x="8.235cm" svg:y="13.41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8T15:19:28</meta:creation-date>
    <dc:date>2013-05-28T15:21:20</dc:date>
    <dc:creator>Lauren Scott</dc:creator>
    <meta:editing-duration>PT1M54S</meta:editing-duration>
    <meta:editing-cycles>1</meta:editing-cycles>
    <meta:document-statistic meta:object-count="4"/>
    <meta:generator>OpenOffice.org/3.3$Unix OpenOffice.org_project/330m20$Build-9567</meta:generator>
  </office:meta>
</office:document-meta>
</file>